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officeooo:rsid="00121f59" officeooo:paragraph-rsid="00121f59" style:font-weight-asian="bold" style:font-weight-complex="bold"/>
    </style:style>
    <style:style style:name="P2" style:family="paragraph" style:parent-style-name="Standard">
      <style:text-properties fo:font-weight="bold" officeooo:rsid="00134fb8" officeooo:paragraph-rsid="00134fb8" style:font-weight-asian="bold" style:font-weight-complex="bold"/>
    </style:style>
    <style:style style:name="P3" style:family="paragraph" style:parent-style-name="Standard">
      <style:paragraph-properties fo:text-align="center" style:justify-single-word="false"/>
      <style:text-properties fo:font-weight="bold" officeooo:rsid="00134fb8" officeooo:paragraph-rsid="00134fb8" style:font-weight-asian="bold" style:font-weight-complex="bold"/>
    </style:style>
    <style:style style:name="P4" style:family="paragraph" style:parent-style-name="Standard">
      <style:text-properties fo:font-weight="bold" officeooo:rsid="00134fb8" officeooo:paragraph-rsid="00134fb8"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521b3" style:font-weight-asian="normal" style:font-weight-complex="normal"/>
    </style:style>
    <style:style style:name="T3" style:family="text">
      <style:text-properties fo:font-weight="normal" officeooo:rsid="001547b0"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nuel d’utilisateur</text:p>
      <text:p text:style-name="P1"/>
      <text:p text:style-name="P2"/>
      <text:p text:style-name="P2"/>
      <text:p text:style-name="P2">Les limitations ou les points propres à l’implémentation de votre compilateur (par exemple, les portions du langages non ou mal implémentées). On précisera les effets de ces limitations pour l’utilisateur en diagnostiquant éventuellement la cause de ces limitations.</text:p>
      <text:p text:style-name="P2"><text:tab/></text:p>
      <text:p text:style-name="P2"><text:span text:style-name="T1"><text:tab/></text:span></text:p>
      <text:p text:style-name="P2"/>
      <text:p text:style-name="P2"/>
      <text:p text:style-name="P2">Les messages d’erreur qui peuvent être retournés à l’utilisateur (erreurs de lexicographie, de</text:p>
      <text:p text:style-name="P2">syntaxe hors-contexte, de syntaxe contextuelle, d’exécution du code assembleur). On précisera</text:p>
      <text:p text:style-name="P2">la liste des messages d’erreurs et les configurations qui les provoquent.</text:p>
      <text:p text:style-name="P2"/>
      <text:p text:style-name="P2"><text:tab/><text:span text:style-name="T2">Les erreurs d’execution sont gérées dans la pile de la manière suivante :</text:span></text:p>
      <text:p text:style-name="P2"><text:span text:style-name="T2"><text:tab/><text:tab/>Pour l’erreur de débordement de pile, </text:span><text:span text:style-name="T3">les test est fait </text:span><text:span text:style-name="T2">pour savoir si toutes les variables rentrent dans la pile en utilisant l’instruction assembleur TSTO. <text:s/>Cette instruction permet de lever le flag OV dans le cas nécéssaire, et </text:span><text:span text:style-name="T3">l’instruction de branchement BOV est effectué</text:span><text:span text:style-name="T2"> pour sauter au label d’erreur, qui affiche le message “erreur de débordement” et qui termine par l’instruction ERROR.</text:span></text:p>
      <text:p text:style-name="P2"/>
      <text:p text:style-name="P2"/>
      <text:p text:style-name="P2">Les extensions éventuelles de la [BibliothequeStandard].</text:p>
      <text:p text:style-name="P2"/>
      <text:p text:style-name="P2"/>
      <text:p text:style-name="P2">Le mode opératoire pour utiliser vos extensions (options de la commande decac, configurations à utiliser etc.).</text:p>
      <text:p text:style-name="P2"/>
      <text:p text:style-name="P2">Les limitations de vos extensions (par exemple, pour l’extension TRIGO, on attend les marges d’erreur des calculs ; pour l’extension BYTE, on attend le sous-ensemble du langage supporté ;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15:28:45.087308495</meta:creation-date>
    <meta:generator>LibreOffice/5.3.6.1$Linux_X86_64 LibreOffice_project/30$Build-1</meta:generator>
    <dc:date>2020-01-24T09:13:02.510672601</dc:date>
    <meta:editing-duration>PT14M</meta:editing-duration>
    <meta:editing-cycles>5</meta:editing-cycles>
    <meta:document-statistic meta:table-count="0" meta:image-count="0" meta:object-count="0" meta:page-count="1" meta:paragraph-count="12" meta:word-count="202" meta:character-count="1379" meta:non-whitespace-character-count="1181"/>
  </office:meta>
</office:document-meta>
</file>